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6.177cm"/>
    </style:style>
    <style:style style:name="co10" style:family="table-column">
      <style:table-column-properties fo:break-before="auto" style:column-width="9.648cm"/>
    </style:style>
    <style:style style:name="co11" style:family="table-column">
      <style:table-column-properties fo:break-before="auto" style:column-width="9.705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632cm" fo:break-before="auto" style:use-optimal-row-height="false"/>
    </style:style>
    <style:style style:name="ro14" style:family="table-row">
      <style:table-row-properties style:row-height="3cm" fo:break-before="auto" style:use-optimal-row-height="false"/>
    </style:style>
    <style:style style:name="ro15" style:family="table-row">
      <style:table-row-properties style:row-height="0.552cm" fo:break-before="auto" style:use-optimal-row-height="false"/>
    </style:style>
    <style:style style:name="ro16" style:family="table-row">
      <style:table-row-properties style:row-height="0.974cm" fo:break-before="auto" style:use-optimal-row-height="false"/>
    </style:style>
    <style:style style:name="ro17" style:family="table-row">
      <style:table-row-properties style:row-height="3.21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2.764cm" fo:break-before="auto" style:use-optimal-row-height="false"/>
    </style:style>
    <style:style style:name="ro20" style:family="table-row">
      <style:table-row-properties style:row-height="6.976cm" fo:break-before="auto" style:use-optimal-row-height="false"/>
    </style:style>
    <style:style style:name="ro21" style:family="table-row">
      <style:table-row-properties style:row-height="1.947cm" fo:break-before="auto" style:use-optimal-row-height="false"/>
    </style:style>
    <style:style style:name="ro22" style:family="table-row">
      <style:table-row-properties style:row-height="5.159cm" fo:break-before="auto" style:use-optimal-row-height="false"/>
    </style:style>
    <style:style style:name="ro23" style:family="table-row">
      <style:table-row-properties style:row-height="0.762cm" fo:break-before="auto" style:use-optimal-row-height="false"/>
    </style:style>
    <style:style style:name="ro2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background-color="#e6e6ff"/>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fo:wrap-option="wrap" style:vertical-align="top"/>
      <style:paragraph-properties fo:text-align="start"/>
      <style:text-properties fo:hyphenate="false"/>
    </style:style>
    <style:style style:name="ce14" style:family="table-cell" style:parent-style-name="Default">
      <style:table-cell-properties fo:background-color="#e6e6ff" style:text-align-source="fix" style:repeat-content="false" fo:wrap-option="wrap" style:vertical-align="top"/>
      <style:paragraph-properties fo:text-align="start"/>
    </style:style>
    <style:style style:name="ce15"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16"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7"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ext-properties fo:font-weight="normal" style:font-weight-asian="normal" style:font-weight-complex="normal"/>
    </style:style>
    <style:style style:name="ce20" style:family="table-cell" style:parent-style-name="Default" style:data-style-name="N100">
      <style:table-cell-properties style:text-align-source="fix" style:repeat-content="false" fo:wrap-option="wrap" style:vertical-align="top"/>
      <style:paragraph-properties fo:text-align="start"/>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text:span><text:span text:style-name="T1">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table:style-name="ce4" table:formula="oooc:=[.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table:formula="oooc:=[.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table:formula="oooc:=[.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3">
          <table:table-cell table:style-name="ce4" table:formula="oooc:=[.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table:formula="oooc:=[.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3">
          <table:table-cell table:style-name="ce4" table:formula="oooc:=[.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table:formula="oooc:=[.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table:formula="oooc:=[.A10]+1" office:value-type="float" office:value="9">
            <text:p>9</text:p>
          </table:table-cell>
          <table:table-cell/>
          <table:table-cell office:value-type="string">
            <text:p>id_about_mex</text:p>
          </table:table-cell>
          <table:table-cell table:style-name="ce13"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6" office:value-type="string">
            <text:p>Estensione per firma digitale modalità XAdES (IT).</text:p>
            <text:p>(@WEBIDENTBASE@.@NAME@)</text:p>
            <text:p><text:span text:style-name="T3">Concesso in licenza a norma dell'EUPL versione </text:span><text:span text:style-name="T3">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3">
          <table:table-cell table:style-name="ce4" table:formula="oooc:=[.A11]+1" office:value-type="float" office:value="10">
            <text:p>10</text:p>
          </table:table-cell>
          <table:table-cell/>
          <table:table-cell office:value-type="string">
            <text:p>id_error_extension</text:p>
          </table:table-cell>
          <table:table-cell table:style-name="ce13"/>
          <table:table-cell table:style-name="ce16" office:value-type="string">
            <text:p>Errore estensione firma digitale OpenOffice.org</text:p>
          </table:table-cell>
          <table:table-cell table:number-columns-repeated="1019"/>
        </table:table-row>
        <table:table-row table:style-name="ro9">
          <table:table-cell table:style-name="ce4" table:formula="oooc:=[.A12]+1" office:value-type="float" office:value="11">
            <text:p>11</text:p>
          </table:table-cell>
          <table:table-cell/>
          <table:table-cell office:value-type="string">
            <text:p>id_no_sscd_avlb</text:p>
          </table:table-cell>
          <table:table-cell table:style-name="ce13"/>
          <table:table-cell table:style-name="ce16" office:value-type="string">
            <text:p>Il dispositivo di lettura:</text:p>
            <text:p/>
            <text:p>%1$s</text:p>
            <text:p/>
            <text:p>non contiene Smart Card (SSCD).</text:p>
          </table:table-cell>
          <table:table-cell table:number-columns-repeated="1019"/>
        </table:table-row>
        <table:table-row table:style-name="ro3">
          <table:table-cell table:style-name="ce4" table:formula="oooc:=[.A13]+1" office:value-type="float" office:value="12">
            <text:p>12</text:p>
          </table:table-cell>
          <table:table-cell/>
          <table:table-cell office:value-type="string">
            <text:p>id_no_sscd_readers</text:p>
          </table:table-cell>
          <table:table-cell table:style-name="ce13"/>
          <table:table-cell table:style-name="ce16" office:value-type="string">
            <text:p>Non ci sono lettori di Smart Card disponibili.</text:p>
          </table:table-cell>
          <table:table-cell table:number-columns-repeated="1019"/>
        </table:table-row>
        <table:table-row table:style-name="ro10">
          <table:table-cell table:style-name="ce4" table:formula="oooc:=[.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0">
          <table:table-cell table:style-name="ce4" table:formula="oooc:=[.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0">
          <table:table-cell table:style-name="ce4" table:formula="oooc:=[.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1">
          <table:table-cell table:style-name="ce4" table:formula="oooc:=[.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2">
          <table:table-cell table:style-name="ce4" table:formula="oooc:=[.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0">
          <table:table-cell table:style-name="ce4" table:formula="oooc:=[.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0">
          <table:table-cell table:style-name="ce4" table:formula="oooc:=[.A20]+1" office:value-type="float" office:value="19">
            <text:p>19</text:p>
          </table:table-cell>
          <table:table-cell table:style-name="ce9" office:value-type="string">
            <text:p>GlobConstant.SIGNATURESTATE_UNKNOWN</text:p>
          </table:table-cell>
          <table:table-cell office:value-type="string">
            <text:p>id_toolbar_doc_unknown</text:p>
          </table:table-cell>
          <table:table-cell table:style-name="ce13" office:value-type="string">
            <text:p>The document signature status is unknown. The document is loading and signature is being checked.</text:p>
          </table:table-cell>
          <table:table-cell table:style-name="ce16"/>
          <table:table-cell table:number-columns-repeated="1019"/>
        </table:table-row>
        <table:table-row table:style-name="ro12">
          <table:table-cell table:style-name="ce4" table:formula="oooc:=[.A21]+1" office:value-type="float" office:value="20">
            <text:p>20</text:p>
          </table:table-cell>
          <table:table-cell table:style-name="ce9" office:value-type="string">
            <text:p>Credits</text:p>
          </table:table-cell>
          <table:table-cell office:value-type="string">
            <text:p>id_credits</text:p>
          </table:table-cell>
          <table:table-cell table:style-name="ce13" office:value-type="string">
            <text:p>Credits</text:p>
            <text:p>Giuseppe Castagno, developer</text:p>
            <text:p>Roberto Resoli, developer</text:p>
            <text:p/>
          </table:table-cell>
          <table:table-cell table:style-name="ce16" office:value-type="string">
            <text:p>Credits</text:p>
            <text:p>Giuseppe Castagno, developer</text:p>
            <text:p>Roberto Resoli, developer</text:p>
            <text:p/>
          </table:table-cell>
          <table:table-cell table:number-columns-repeated="1019"/>
        </table:table-row>
        <table:table-row table:style-name="ro3">
          <table:table-cell table:style-name="ce4" table:formula="oooc:=[.A22]+1" office:value-type="float" office:value="21">
            <text:p>21</text:p>
          </table:table-cell>
          <table:table-cell table:style-name="ce10" office:value-type="string">
            <text:p>Display license button</text:p>
          </table:table-cell>
          <table:table-cell table:style-name="ce12" office:value-type="string">
            <text:p>id_show_license</text:p>
          </table:table-cell>
          <table:table-cell table:style-name="ce13" office:value-type="string">
            <text:p>Show license</text:p>
          </table:table-cell>
          <table:table-cell table:style-name="ce17" office:value-type="string">
            <text:p>Mostra licenza</text:p>
          </table:table-cell>
          <table:table-cell table:number-columns-repeated="1019"/>
        </table:table-row>
        <table:table-row table:style-name="ro1">
          <table:table-cell table:style-name="ce4" table:formula="oooc:=[.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ooc:=[.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ooc:=[.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ooc:=[.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ooc:=[.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ooc:=[.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ooc:=[.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ooc:=[.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ooc:=[.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ooc:=[.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ooc:=[.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ooc:=[.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ooc:=[.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ooc:=[.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ooc:=[.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ooc:=[.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ooc:=[.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ooc:=[.A40]+1" office:value-type="float" office:value="39">
            <text:p>39</text:p>
          </table:table-cell>
          <table:table-cell table:style-name="ce11" office:value-type="string">
            <text:p>start from here, state of the signature on doc. Descriptive string</text:p>
          </table:table-cell>
          <table:table-cell table:style-name="ce11" office:value-type="string">
            <text:p>err_txt_sig_ok</text:p>
          </table:table-cell>
          <table:table-cell table:style-name="ce14" office:value-type="string">
            <text:p>rValid signature</text:p>
          </table:table-cell>
          <table:table-cell table:style-name="ce14" office:value-type="string">
            <text:p>rFirma valida</text:p>
          </table:table-cell>
          <table:table-cell table:style-name="ce14"/>
          <table:table-cell table:style-name="ce11" table:number-columns-repeated="1018"/>
        </table:table-row>
        <table:table-row table:style-name="ro1">
          <table:table-cell table:style-name="ce4" table:formula="oooc:=[.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ooc:=[.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ooc:=[.A43]+1" office:value-type="float" office:value="42">
            <text:p>42</text:p>
          </table:table-cell>
          <table:table-cell table:style-name="ce11" office:value-type="string">
            <text:p>Certificate state descriptive strings</text:p>
          </table:table-cell>
          <table:table-cell table:style-name="ce11" office:value-type="string">
            <text:p>err_txt_cert_ok</text:p>
          </table:table-cell>
          <table:table-cell table:style-name="ce14" office:value-type="string">
            <text:p>rCertificate valid</text:p>
          </table:table-cell>
          <table:table-cell table:style-name="ce14" office:value-type="string">
            <text:p>rCertificato valido</text:p>
          </table:table-cell>
          <table:table-cell table:style-name="ce14"/>
          <table:table-cell table:style-name="ce11" table:number-columns-repeated="1018"/>
        </table:table-row>
        <table:table-row table:style-name="ro1">
          <table:table-cell table:style-name="ce4" table:formula="oooc:=[.A44]+1" office:value-type="float" office:value="43">
            <text:p>43</text:p>
          </table:table-cell>
          <table:table-cell/>
          <table:table-cell office:value-type="string">
            <text:p>err_txt_cert_exp</text:p>
          </table:table-cell>
          <table:table-cell office:value-type="string">
            <text:p>eCertificate expired</text:p>
          </table:table-cell>
          <table:table-cell table:style-name="ce18" office:value-type="string">
            <text:p>eCertificato scaduto</text:p>
          </table:table-cell>
          <table:table-cell table:number-columns-repeated="1019"/>
        </table:table-row>
        <table:table-row table:style-name="ro1">
          <table:table-cell table:style-name="ce4" table:formula="oooc:=[.A45]+1" office:value-type="float" office:value="44">
            <text:p>44</text:p>
          </table:table-cell>
          <table:table-cell/>
          <table:table-cell office:value-type="string">
            <text:p>err_txt_cert_rev</text:p>
          </table:table-cell>
          <table:table-cell office:value-type="string">
            <text:p>eCertificate revoked</text:p>
          </table:table-cell>
          <table:table-cell table:style-name="ce19" office:value-type="string">
            <text:p>eCertificato revocato</text:p>
          </table:table-cell>
          <table:table-cell table:number-columns-repeated="1019"/>
        </table:table-row>
        <table:table-row table:style-name="ro1">
          <table:table-cell table:style-name="ce4" table:formula="oooc:=[.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19" office:value-type="string">
            <text:p>eCertificato non attivo</text:p>
          </table:table-cell>
          <table:table-cell table:number-columns-repeated="1019"/>
        </table:table-row>
        <table:table-row table:style-name="ro1">
          <table:table-cell table:style-name="ce4" table:formula="oooc:=[.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19" office:value-type="string">
            <text:p>eCertificato sospeso</text:p>
          </table:table-cell>
          <table:table-cell table:number-columns-repeated="1019"/>
        </table:table-row>
        <table:table-row table:style-name="ro1">
          <table:table-cell table:style-name="ce4" table:formula="oooc:=[.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19" office:value-type="string">
            <text:p>eCertificato non conforme (vedere 'Rapporto')</text:p>
          </table:table-cell>
          <table:table-cell table:number-columns-repeated="1019"/>
        </table:table-row>
        <table:table-row table:style-name="ro1">
          <table:table-cell table:style-name="ce4" table:formula="oooc:=[.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19" office:value-type="string">
            <text:p>eCertificato non verificabile</text:p>
          </table:table-cell>
          <table:table-cell table:number-columns-repeated="1019"/>
        </table:table-row>
        <table:table-row table:style-name="ro1">
          <table:table-cell table:style-name="ce4" table:formula="oooc:=[.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19" office:value-type="string">
            <text:p>eCertificato illeggibile</text:p>
          </table:table-cell>
          <table:table-cell table:number-columns-repeated="1019"/>
        </table:table-row>
        <table:table-row table:style-name="ro1">
          <table:table-cell table:style-name="ce4" table:formula="oooc:=[.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19" office:value-type="string">
            <text:p>eElementi base del certificato non validi</text:p>
          </table:table-cell>
          <table:table-cell table:number-columns-repeated="1019"/>
        </table:table-row>
        <table:table-row table:style-name="ro1">
          <table:table-cell table:style-name="ce4" table:formula="oooc:=[.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19" office:value-type="string">
            <text:p>eEstensione del certificato errata</text:p>
          </table:table-cell>
          <table:table-cell table:number-columns-repeated="1019"/>
        </table:table-row>
        <table:table-row table:style-name="ro1">
          <table:table-cell table:style-name="ce4" table:formula="oooc:=[.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19" office:value-type="string">
            <text:p>eAl certificato manca un'estensione</text:p>
          </table:table-cell>
          <table:table-cell table:number-columns-repeated="1019"/>
        </table:table-row>
        <table:table-row table:style-name="ro1">
          <table:table-cell table:style-name="ce4" table:formula="oooc:=[.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19" office:value-type="string">
            <text:p>eCertificato non ancora verificato</text:p>
          </table:table-cell>
          <table:table-cell table:number-columns-repeated="1019"/>
        </table:table-row>
        <table:table-row table:style-name="ro1">
          <table:table-cell table:style-name="ce4" table:formula="oooc:=[.A55]+1" office:value-type="float" office:value="54">
            <text:p>54</text:p>
          </table:table-cell>
          <table:table-cell table:style-name="ce11" office:value-type="string">
            <text:p>document state</text:p>
          </table:table-cell>
          <table:table-cell table:style-name="ce11" office:value-type="string">
            <text:p>err_txt_docu_ok</text:p>
          </table:table-cell>
          <table:table-cell table:style-name="ce14"/>
          <table:table-cell table:style-name="ce11" office:value-type="string">
            <text:p>rIl documento non è modificato </text:p>
          </table:table-cell>
          <table:table-cell table:style-name="ce14"/>
          <table:table-cell table:style-name="ce11" table:number-columns-repeated="1018"/>
        </table:table-row>
        <table:table-row table:style-name="ro1">
          <table:table-cell table:style-name="ce4" table:formula="oooc:=[.A56]+1" office:value-type="float" office:value="55">
            <text:p>55</text:p>
          </table:table-cell>
          <table:table-cell/>
          <table:table-cell office:value-type="string">
            <text:p>err_txt_docu_mod</text:p>
          </table:table-cell>
          <table:table-cell/>
          <table:table-cell table:style-name="ce19" office:value-type="string">
            <text:p>eIl documento è modificato (vedere 'Rapporto')</text:p>
          </table:table-cell>
          <table:table-cell table:number-columns-repeated="1019"/>
        </table:table-row>
        <table:table-row table:style-name="ro1">
          <table:table-cell table:style-name="ce4" table:formula="oooc:=[.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18" office:value-type="string">
            <text:p>wDocumento non controllato (opzioni, usate 'Verifica')</text:p>
          </table:table-cell>
          <table:table-cell table:number-columns-repeated="1019"/>
        </table:table-row>
        <table:table-row table:style-name="ro1">
          <table:table-cell table:style-name="ce4" table:formula="oooc:=[.A58]+1" office:value-type="float" office:value="57">
            <text:p>57</text:p>
          </table:table-cell>
          <table:table-cell table:style-name="ce11"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18" office:value-type="string">
            <text:p>eLo stato di revoca non è ancora stato verificato</text:p>
          </table:table-cell>
          <table:table-cell table:style-name="ce14"/>
          <table:table-cell table:style-name="ce11" table:number-columns-repeated="1018"/>
        </table:table-row>
        <table:table-row table:style-name="ro1">
          <table:table-cell table:style-name="ce4" table:formula="oooc:=[.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18" office:value-type="string">
            <text:p>rLo stato di revoca è stato verificato</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19" office:value-type="string">
            <text:p>wIl controllo dello stato di revoca non è abilitato</text:p>
          </table:table-cell>
          <table:table-cell table:number-columns-repeated="1019"/>
        </table:table-row>
        <table:table-row table:style-name="ro1">
          <table:table-cell table:style-name="ce4" table:formula="oooc:=[.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19" office:value-type="string">
            <text:p>eLa CRL non è accessibile/verificabile (stato CA?)</text:p>
          </table:table-cell>
          <table:table-cell table:number-columns-repeated="1019"/>
        </table:table-row>
        <table:table-row table:style-name="ro1">
          <table:table-cell table:style-name="ce4" table:formula="oooc:=[.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19" office:value-type="string">
            <text:p>eNon è possibile verificare la CRL</text:p>
          </table:table-cell>
          <table:table-cell table:number-columns-repeated="1019"/>
        </table:table-row>
        <table:table-row table:style-name="ro1">
          <table:table-cell table:style-name="ce4" table:formula="oooc:=[.A61]+1" office:value-type="float" office:value="60">
            <text:p>60</text:p>
          </table:table-cell>
          <table:table-cell/>
          <table:table-cell office:value-type="string">
            <text:p>ocsp_cannot_be_accessed</text:p>
          </table:table-cell>
          <table:table-cell table:style-name="ce15" office:value-type="string">
            <text:p>eOCSP server cannot be accessed</text:p>
          </table:table-cell>
          <table:table-cell table:style-name="ce19" office:value-type="string">
            <text:p>eIl server OCSP non è accessibile</text:p>
          </table:table-cell>
          <table:table-cell table:number-columns-repeated="1019"/>
        </table:table-row>
        <table:table-row table:style-name="ro1">
          <table:table-cell table:style-name="ce4" table:formula="oooc:=[.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19" office:value-type="string">
            <text:p>wL'accesso a Internet non è abilitato</text:p>
          </table:table-cell>
          <table:table-cell table:number-columns-repeated="1019"/>
        </table:table-row>
        <table:table-row table:style-name="ro1">
          <table:table-cell table:style-name="ce4" table:formula="oooc:=[.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19" office:value-type="string">
            <text:p>eNon è possibile accedere a Internet</text:p>
          </table:table-cell>
          <table:table-cell table:number-columns-repeated="1019"/>
        </table:table-row>
        <table:table-row table:style-name="ro1">
          <table:table-cell table:style-name="ce4" table:formula="oooc:=[.A66]+1" office:value-type="float" office:value="61">
            <text:p>61</text:p>
          </table:table-cell>
          <table:table-cell table:style-name="ce11" office:value-type="string">
            <text:p>The intermediate titles</text:p>
          </table:table-cell>
          <table:table-cell table:style-name="ce11" office:value-type="string">
            <text:p>cert_title_issuer</text:p>
          </table:table-cell>
          <table:table-cell table:style-name="ce14" office:value-type="string">
            <text:p>iIssued by:</text:p>
          </table:table-cell>
          <table:table-cell table:style-name="ce14" office:value-type="string">
            <text:p>iRilasciato da:</text:p>
          </table:table-cell>
          <table:table-cell table:style-name="ce14"/>
          <table:table-cell table:style-name="ce11" table:number-columns-repeated="1018"/>
        </table:table-row>
        <table:table-row table:style-name="ro1">
          <table:table-cell table:style-name="ce4" table:formula="oooc:=[.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ooc:=[.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ooc:=[.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ooc:=[.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ooc:=[.A71]+1" office:value-type="float" office:value="66">
            <text:p>66</text:p>
          </table:table-cell>
          <table:table-cell table:style-name="ce11" office:value-type="string">
            <text:p>Time stamping types</text:p>
          </table:table-cell>
          <table:table-cell table:style-name="ce11" office:value-type="string">
            <text:p>sign_txt_l1_temp_cert</text:p>
          </table:table-cell>
          <table:table-cell table:style-name="ce14"/>
          <table:table-cell table:style-name="ce11" office:value-type="string">
            <text:p>rL'ora è stata acquisita da un server di</text:p>
          </table:table-cell>
          <table:table-cell table:style-name="ce14"/>
          <table:table-cell table:style-name="ce11" table:number-columns-repeated="1018"/>
        </table:table-row>
        <table:table-row table:style-name="ro1">
          <table:table-cell table:style-name="ce4" table:formula="oooc:=[.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ooc:=[.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ooc:=[.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ooc:=[.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ooc:=[.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ooc:=[.A77]+1" office:value-type="float" office:value="72">
            <text:p>72</text:p>
          </table:table-cell>
          <table:table-cell table:style-name="ce11"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1" office:value-type="string">
            <text:p>eCA ancora da controllare</text:p>
          </table:table-cell>
          <table:table-cell table:style-name="ce14"/>
          <table:table-cell table:style-name="ce11" table:number-columns-repeated="1018"/>
        </table:table-row>
        <table:table-row table:style-name="ro1">
          <table:table-cell table:style-name="ce4" table:formula="oooc:=[.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19" office:value-type="string">
            <text:p>eLo stato della CA non è verificabile</text:p>
          </table:table-cell>
          <table:table-cell table:number-columns-repeated="1019"/>
        </table:table-row>
        <table:table-row table:style-name="ro1">
          <table:table-cell table:style-name="ce4" table:formula="oooc:=[.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19" office:value-type="string">
            <text:p>eCA NON accreditata</text:p>
          </table:table-cell>
          <table:table-cell table:number-columns-repeated="1019"/>
        </table:table-row>
        <table:table-row table:style-name="ro1">
          <table:table-cell table:style-name="ce4" table:formula="oooc:=[.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19" office:value-type="string">
            <text:p>rCA accreditata</text:p>
          </table:table-cell>
          <table:table-cell table:number-columns-repeated="1019"/>
        </table:table-row>
        <table:table-row table:style-name="ro1">
          <table:table-cell table:style-name="ce4" table:formula="oooc:=[.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19" office:value-type="string">
            <text:p>eCA accreditata, ma con problemi (vedi certificato CA)</text:p>
          </table:table-cell>
          <table:table-cell table:number-columns-repeated="1019"/>
        </table:table-row>
        <table:table-row table:style-name="ro1">
          <table:table-cell table:style-name="ce4" table:formula="oooc:=[.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19" office:value-type="string">
            <text:p>wL'impronta del DB CA non è stata verificata</text:p>
          </table:table-cell>
          <table:table-cell table:number-columns-repeated="1019"/>
        </table:table-row>
        <table:table-row table:style-name="ro1">
          <table:table-cell table:style-name="ce4" table:formula="oooc:=[.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19" office:value-type="string">
            <text:p>eCertificato CA non conforme (vedi certificato CA)</text:p>
          </table:table-cell>
          <table:table-cell table:number-columns-repeated="1019"/>
        </table:table-row>
        <table:table-row table:style-name="ro1">
          <table:table-cell table:style-name="ce4" table:formula="oooc:=[.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19" office:value-type="string">
            <text:p>eIl data base CA manca.</text:p>
          </table:table-cell>
          <table:table-cell table:number-columns-repeated="1019"/>
        </table:table-row>
        <table:table-row table:style-name="ro1">
          <table:table-cell table:style-name="ce4" table:formula="oooc:=[.A85]+1" office:value-type="float" office:value="80">
            <text:p>80</text:p>
          </table:table-cell>
          <table:table-cell office:value-type="string">
            <text:p>Document signature state</text:p>
          </table:table-cell>
          <table:table-cell office:value-type="string">
            <text:p>err_txt_sign_ok</text:p>
          </table:table-cell>
          <table:table-cell/>
          <table:table-cell table:style-name="ce19" office:value-type="string">
            <text:p>rFirma valida</text:p>
          </table:table-cell>
          <table:table-cell table:number-columns-repeated="1019"/>
        </table:table-row>
        <table:table-row table:style-name="ro1">
          <table:table-cell table:style-name="ce4" table:formula="oooc:=[.A86]+1" office:value-type="float" office:value="81">
            <text:p>81</text:p>
          </table:table-cell>
          <table:table-cell/>
          <table:table-cell office:value-type="string">
            <text:p>err_txt_sign_not_val</text:p>
          </table:table-cell>
          <table:table-cell/>
          <table:table-cell table:style-name="ce19" office:value-type="string">
            <text:p>eFirma NON valida</text:p>
          </table:table-cell>
          <table:table-cell table:number-columns-repeated="1019"/>
        </table:table-row>
        <table:table-row table:style-name="ro1">
          <table:table-cell table:style-name="ce4" table:formula="oooc:=[.A87]+1" office:value-type="float" office:value="82">
            <text:p>82</text:p>
          </table:table-cell>
          <table:table-cell/>
          <table:table-cell office:value-type="string">
            <text:p>err_txt_sign_to_ver</text:p>
          </table:table-cell>
          <table:table-cell/>
          <table:table-cell table:style-name="ce19" office:value-type="string">
            <text:p>wFirma da verificare (usate 'Verifica')</text:p>
          </table:table-cell>
          <table:table-cell table:number-columns-repeated="1019"/>
        </table:table-row>
        <table:table-row table:style-name="ro1">
          <table:table-cell table:style-name="ce4" table:formula="oooc:=[.A88]+1" office:value-type="float" office:value="83">
            <text:p>83</text:p>
          </table:table-cell>
          <table:table-cell/>
          <table:table-cell office:value-type="string">
            <text:p>err_txt_docum_ok</text:p>
          </table:table-cell>
          <table:table-cell/>
          <table:table-cell table:style-name="ce19" office:value-type="string">
            <text:p>rIl documento non è modificato</text:p>
          </table:table-cell>
          <table:table-cell table:number-columns-repeated="1019"/>
        </table:table-row>
        <table:table-row table:style-name="ro1">
          <table:table-cell table:style-name="ce4" table:formula="oooc:=[.A89]+1" office:value-type="float" office:value="84">
            <text:p>84</text:p>
          </table:table-cell>
          <table:table-cell/>
          <table:table-cell office:value-type="string">
            <text:p>err_txt_docum_mod</text:p>
          </table:table-cell>
          <table:table-cell/>
          <table:table-cell table:style-name="ce19" office:value-type="string">
            <text:p>eIl documento è modificato (usate 'Rapporto')</text:p>
          </table:table-cell>
          <table:table-cell table:number-columns-repeated="1019"/>
        </table:table-row>
        <table:table-row table:style-name="ro1">
          <table:table-cell table:style-name="ce4" table:formula="oooc:=[.A90]+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ooc:=[.A91]+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ooc:=[.A92]+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ooc:=[.A93]+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ooc:=[.A94]+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ooc:=[.A95]+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3">
          <table:table-cell table:style-name="ce4" table:formula="oooc:=[.A96]+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4">
          <table:table-cell table:style-name="ce4" table:formula="oooc:=[.A97]+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3">
          <table:table-cell table:style-name="ce4" table:formula="oooc:=[.A98]+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3">
          <table:table-cell table:style-name="ce4" table:formula="oooc:=[.A99]+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3">
          <table:table-cell table:style-name="ce4" table:formula="oooc:=[.A100]+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3">
          <table:table-cell table:style-name="ce4" table:formula="oooc:=[.A101]+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5">
          <table:table-cell table:style-name="ce4" table:formula="oooc:=[.A102]+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6">
          <table:table-cell table:style-name="ce4" table:formula="oooc:=[.A103]+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ooc:=[.A104]+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ooc:=[.A105]+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ooc:=[.A106]+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ooc:=[.A107]+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ooc:=[.A108]+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ooc:=[.A109]+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ooc:=[.A110]+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ooc:=[.A111]+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ooc:=[.A112]+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ooc:=[.A113]+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ooc:=[.A114]+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ooc:=[.A115]+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ooc:=[.A116]+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ooc:=[.A117]+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ooc:=[.A118]+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ooc:=[.A119]+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ooc:=[.A120]+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ooc:=[.A121]+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ooc:=[.A122]+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ooc:=[.A123]+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ooc:=[.A124]+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ooc:=[.A125]+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ooc:=[.A126]+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ooc:=[.A127]+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ooc:=[.A128]+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ooc:=[.A129]+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ooc:=[.A130]+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ooc:=[.A131]+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ooc:=[.A132]+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ooc:=[.A133]+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ooc:=[.A134]+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ooc:=[.A135]+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ooc:=[.A136]+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ooc:=[.A137]+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ooc:=[.A138]+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ooc:=[.A139]+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ooc:=[.A140]+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ooc:=[.A141]+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ooc:=[.A142]+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ooc:=[.A143]+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ooc:=[.A144]+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ooc:=[.A145]+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ooc:=[.A146]+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ooc:=[.A147]+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ooc:=[.A148]+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17">
          <table:table-cell table:style-name="ce4" table:formula="oooc:=[.A149]+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5" office:value-type="string">
            <text:p><text:span text:style-name="T4"><text:s text:c="2"/></text:span><text:span text:style-name="T4">L'emittente ha emesso questo certificato come</text:span></text:p>
            <text:p><text:span text:style-name="T4"><text:s text:c="2"/></text:span><text:span text:style-name="T4">Certificato Qualificato, in accordo con gli </text:span><text:span text:style-name="T4">Allegati</text:span></text:p>
            <text:p><text:span text:style-name="T4"><text:s text:c="2"/></text:span><text:span text:style-name="T4">I e II della Direttiva 1999/93/EC del Parlamento</text:span></text:p>
            <text:p><text:span text:style-name="T4"><text:s text:c="2"/></text:span><text:span text:style-name="T4">Europeo e del Consiglio del 13 dicembre 1999 </text:span><text:span text:style-name="T4">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18">
          <table:table-cell table:style-name="ce4" table:formula="oooc:=[.A150]+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19">
          <table:table-cell table:style-name="ce4" table:formula="oooc:=[.A151]+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0">
          <table:table-cell table:style-name="ce4" table:formula="oooc:=[.A152]+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20/05/2009 il documento contenente il codice e' l'avviso CNIPA 3 Agosto 2007, pubblicato nella G.U. del 21 agosto 2007, n.193:</text:p>
            <text:p>http://gazzette.comune.jesi.an.it/2007/193/4.htm</text:p>
            <text:p/>
            <text:p>IL CODICE CORRISPONDE?</text:p>
            <text:p/>
            <text:p>%1$s</text:p>
            <text:p/>
            <text:p>Impronta del Presidente CNIPA.</text:p>
          </table:table-cell>
          <table:table-cell table:number-columns-repeated="1019"/>
        </table:table-row>
        <table:table-row table:style-name="ro21">
          <table:table-cell table:style-name="ce4" table:formula="oooc:=[.A153]+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ooc:=[.A154]+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ooc:=[.A155]+1" office:value-type="float" office:value="150">
            <text:p>150</text:p>
          </table:table-cell>
          <table:table-cell/>
          <table:table-cell office:value-type="string">
            <text:p>id_mex_err_only_num</text:p>
          </table:table-cell>
          <table:table-cell office:value-type="string">
            <text:p>Only number allowed !</text:p>
          </table:table-cell>
          <table:table-cell table:style-name="ce20" office:value-type="string">
            <text:p>Sono permessi solo i caratteri numerici !</text:p>
          </table:table-cell>
          <table:table-cell table:number-columns-repeated="1019"/>
        </table:table-row>
        <table:table-row table:style-name="ro1">
          <table:table-cell table:style-name="ce4" table:formula="oooc:=[.A156]+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1">
          <table:table-cell table:style-name="ce4" table:formula="oooc:=[.A157]+1" office:value-type="float" office:value="152">
            <text:p>152</text:p>
          </table:table-cell>
          <table:table-cell/>
          <table:table-cell office:value-type="string">
            <text:p>id_mex_err_wrong_pin</text:p>
          </table:table-cell>
          <table:table-cell office:value-type="string">
            <text:p>The PIN appears wrong</text:p>
          </table:table-cell>
          <table:table-cell office:value-type="string">
            <text:p>Il PIN è errato.</text:p>
          </table:table-cell>
          <table:table-cell table:number-columns-repeated="1019"/>
        </table:table-row>
        <table:table-row table:style-name="ro1" table:number-rows-repeated="3">
          <table:table-cell table:style-name="ce4"/>
          <table:table-cell table:number-columns-repeated="1023"/>
        </table:table-row>
        <table:table-row table:style-name="ro1" table:number-rows-repeated="9">
          <table:table-cell table:style-name="ce4"/>
          <table:table-cell table:number-columns-repeated="2"/>
          <table:table-cell table:style-name="Default"/>
          <table:table-cell table:number-columns-repeated="1020"/>
        </table:table-row>
        <table:table-row table:style-name="ro1" table:number-rows-repeated="32590">
          <table:table-cell table:style-name="ce4"/>
          <table:table-cell table:number-columns-repeated="1023"/>
        </table:table-row>
        <table:table-row table:style-name="ro3" table:number-rows-repeated="3277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22">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23">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24">
          <table:table-cell table:style-name="ce22" table:formula="oooc:=[.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24">
          <table:table-cell table:style-name="ce22" table:formula="oooc:=[.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24">
          <table:table-cell table:style-name="ce22" table:formula="oooc:=[.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24">
          <table:table-cell table:style-name="ce22" table:formula="oooc:=[.A7]+1" office:value-type="float" office:value="5">
            <text:p>5</text:p>
          </table:table-cell>
          <table:table-cell table:number-columns-repeated="2"/>
          <table:table-cell table:style-name="ce23" table:number-columns-repeated="3"/>
          <table:table-cell table:number-columns-repeated="1018"/>
        </table:table-row>
        <table:table-row table:style-name="ro24">
          <table:table-cell table:style-name="ce22" table:formula="oooc:=[.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24">
          <table:table-cell table:style-name="ce22" table:formula="oooc:=[.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24">
          <table:table-cell table:style-name="ce22" table:formula="oooc:=[.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24">
          <table:table-cell table:style-name="ce22" table:formula="oooc:=[.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24">
          <table:table-cell table:style-name="ce22" table:formula="oooc:=[.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24">
          <table:table-cell table:style-name="ce22" table:formula="oooc:=[.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24">
          <table:table-cell table:style-name="ce22" table:formula="oooc:=[.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24">
          <table:table-cell table:style-name="ce22" table:formula="oooc:=[.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24">
          <table:table-cell table:style-name="ce22" table:formula="oooc:=[.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24">
          <table:table-cell table:style-name="ce22" table:formula="oooc:=[.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24">
          <table:table-cell table:style-name="ce22" table:formula="oooc:=[.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24">
          <table:table-cell table:style-name="ce22" table:formula="oooc:=[.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24">
          <table:table-cell table:style-name="ce22" table:formula="oooc:=[.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24">
          <table:table-cell table:style-name="ce22" table:formula="oooc:=[.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24">
          <table:table-cell table:style-name="ce22" table:formula="oooc:=[.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24">
          <table:table-cell table:style-name="ce22" table:formula="oooc:=[.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5]+1" office:value-type="float" office:value="23">
            <text:p>23</text:p>
          </table:table-cell>
          <table:table-cell table:number-columns-repeated="2"/>
          <table:table-cell table:style-name="ce23" table:number-columns-repeated="3"/>
          <table:table-cell table:number-columns-repeated="1018"/>
        </table:table-row>
        <table:table-row table:style-name="ro24">
          <table:table-cell table:style-name="ce22" table:formula="oooc:=[.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24">
          <table:table-cell table:style-name="ce22" table:formula="oooc:=[.A27]+1" office:value-type="float" office:value="25">
            <text:p>25</text:p>
          </table:table-cell>
          <table:table-cell table:number-columns-repeated="2"/>
          <table:table-cell table:style-name="ce23" table:number-columns-repeated="3"/>
          <table:table-cell table:number-columns-repeated="1018"/>
        </table:table-row>
        <table:table-row table:style-name="ro24">
          <table:table-cell table:style-name="ce22" table:formula="oooc:=[.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24">
          <table:table-cell table:style-name="ce22" table:formula="oooc:=[.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24">
          <table:table-cell table:style-name="ce22" table:formula="oooc:=[.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24">
          <table:table-cell table:style-name="ce22" table:formula="oooc:=[.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24">
          <table:table-cell table:style-name="ce22" table:formula="oooc:=[.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24">
          <table:table-cell table:style-name="ce22" table:formula="oooc:=[.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24">
          <table:table-cell table:style-name="ce22" table:formula="oooc:=[.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24">
          <table:table-cell table:style-name="ce22" table:formula="oooc:=[.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24">
          <table:table-cell table:style-name="ce22" table:formula="oooc:=[.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24">
          <table:table-cell table:style-name="ce22" table:formula="oooc:=[.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24">
          <table:table-cell table:style-name="ce22" table:formula="oooc:=[.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24">
          <table:table-cell table:style-name="ce22" table:formula="oooc:=[.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24">
          <table:table-cell table:style-name="ce22" table:formula="oooc:=[.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24">
          <table:table-cell table:style-name="ce22" table:formula="oooc:=[.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24">
          <table:table-cell table:style-name="ce22" table:formula="oooc:=[.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24">
          <table:table-cell table:style-name="ce22" table:formula="oooc:=[.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24">
          <table:table-cell table:style-name="ce22" table:formula="oooc:=[.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24">
          <table:table-cell table:style-name="ce22" table:formula="oooc:=[.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24">
          <table:table-cell table:style-name="ce22" table:formula="oooc:=[.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24">
          <table:table-cell table:style-name="ce22" table:formula="oooc:=[.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24">
          <table:table-cell table:style-name="ce22" table:formula="oooc:=[.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24">
          <table:table-cell table:style-name="ce22" table:formula="oooc:=[.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24">
          <table:table-cell table:style-name="ce22" table:formula="oooc:=[.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24">
          <table:table-cell table:style-name="ce22" table:formula="oooc:=[.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24">
          <table:table-cell table:style-name="ce22" table:formula="oooc:=[.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24">
          <table:table-cell table:style-name="ce22" table:formula="oooc:=[.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24">
          <table:table-cell table:style-name="ce22" table:formula="oooc:=[.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24">
          <table:table-cell table:style-name="ce22" table:formula="oooc:=[.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24">
          <table:table-cell table:style-name="ce22" table:formula="oooc:=[.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24">
          <table:table-cell table:style-name="ce22" table:formula="oooc:=[.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24">
          <table:table-cell table:style-name="ce22" table:formula="oooc:=[.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24">
          <table:table-cell table:style-name="ce22" table:formula="oooc:=[.A59]+1" office:value-type="float" office:value="57">
            <text:p>57</text:p>
          </table:table-cell>
          <table:table-cell table:number-columns-repeated="2"/>
          <table:table-cell table:style-name="ce23" table:number-columns-repeated="3"/>
          <table:table-cell table:number-columns-repeated="1018"/>
        </table:table-row>
        <table:table-row table:style-name="ro24">
          <table:table-cell table:style-name="ce22" table:formula="oooc:=[.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24">
          <table:table-cell table:style-name="ce22" table:formula="oooc:=[.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24">
          <table:table-cell table:style-name="ce22" table:formula="oooc:=[.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24">
          <table:table-cell table:style-name="ce22" table:formula="oooc:=[.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24">
          <table:table-cell table:style-name="ce22" table:formula="oooc:=[.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24">
          <table:table-cell table:style-name="ce22" table:formula="oooc:=[.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24">
          <table:table-cell table:style-name="ce22" table:formula="oooc:=[.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4">
          <table:table-cell table:style-name="ce22" table:formula="oooc:=[.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24">
          <table:table-cell table:style-name="ce22" table:formula="oooc:=[.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24">
          <table:table-cell table:style-name="ce22" table:formula="oooc:=[.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24">
          <table:table-cell table:style-name="ce22" table:formula="oooc:=[.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24">
          <table:table-cell table:style-name="ce22" table:formula="oooc:=[.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24">
          <table:table-cell table:style-name="ce22" table:formula="oooc:=[.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24">
          <table:table-cell table:style-name="ce22" table:formula="oooc:=[.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24">
          <table:table-cell table:style-name="ce22" table:formula="oooc:=[.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24">
          <table:table-cell table:style-name="ce22" table:formula="oooc:=[.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24">
          <table:table-cell table:style-name="ce22" table:formula="oooc:=[.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24">
          <table:table-cell table:style-name="ce22" table:formula="oooc:=[.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24">
          <table:table-cell table:style-name="ce22" table:formula="oooc:=[.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24">
          <table:table-cell table:style-name="ce22" table:formula="oooc:=[.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24">
          <table:table-cell table:style-name="ce22" table:formula="oooc:=[.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24">
          <table:table-cell table:style-name="ce22" table:formula="oooc:=[.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24">
          <table:table-cell table:style-name="ce22" table:formula="oooc:=[.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24">
          <table:table-cell table:style-name="ce22" table:formula="oooc:=[.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24">
          <table:table-cell table:style-name="ce22" table:formula="oooc:=[.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24">
          <table:table-cell table:style-name="ce22" table:formula="oooc:=[.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24">
          <table:table-cell table:style-name="ce22" table:formula="oooc:=[.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24">
          <table:table-cell table:style-name="ce22" table:formula="oooc:=[.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24">
          <table:table-cell table:style-name="ce22" table:formula="oooc:=[.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24">
          <table:table-cell table:style-name="ce22" table:formula="oooc:=[.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24">
          <table:table-cell table:style-name="ce22" table:formula="oooc:=[.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24">
          <table:table-cell table:style-name="ce22" table:formula="oooc:=[.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24">
          <table:table-cell table:style-name="ce22" table:formula="oooc:=[.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24">
          <table:table-cell table:style-name="ce22" table:formula="oooc:=[.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24">
          <table:table-cell table:style-name="ce22" table:formula="oooc:=[.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24">
          <table:table-cell table:style-name="ce22" table:formula="oooc:=[.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24">
          <table:table-cell table:style-name="ce22" table:formula="oooc:=[.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24">
          <table:table-cell table:style-name="ce22" table:formula="oooc:=[.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24">
          <table:table-cell table:style-name="ce22" table:formula="oooc:=[.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24">
          <table:table-cell table:style-name="ce22" table:formula="oooc:=[.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24">
          <table:table-cell table:style-name="ce22" table:formula="oooc:=[.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24">
          <table:table-cell table:style-name="ce22" table:formula="oooc:=[.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24">
          <table:table-cell table:style-name="ce22" table:formula="oooc:=[.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03]+1" office:value-type="float" office:value="101">
            <text:p>101</text:p>
          </table:table-cell>
          <table:table-cell table:number-columns-repeated="2"/>
          <table:table-cell table:style-name="ce23" table:number-columns-repeated="3"/>
          <table:table-cell table:number-columns-repeated="1018"/>
        </table:table-row>
        <table:table-row table:style-name="ro24">
          <table:table-cell table:style-name="ce22" table:formula="oooc:=[.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24">
          <table:table-cell table:style-name="ce22" table:formula="oooc:=[.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24">
          <table:table-cell table:style-name="ce22" table:formula="oooc:=[.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24">
          <table:table-cell table:style-name="ce22" table:formula="oooc:=[.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24">
          <table:table-cell table:style-name="ce22" table:formula="oooc:=[.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24">
          <table:table-cell table:style-name="ce22" table:formula="oooc:=[.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24">
          <table:table-cell table:style-name="ce22" table:formula="oooc:=[.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24">
          <table:table-cell table:style-name="ce22" table:formula="oooc:=[.A111]+1" office:value-type="float" office:value="109">
            <text:p>109</text:p>
          </table:table-cell>
          <table:table-cell table:number-columns-repeated="2"/>
          <table:table-cell table:style-name="ce23" table:number-columns-repeated="3"/>
          <table:table-cell table:number-columns-repeated="1018"/>
        </table:table-row>
        <table:table-row table:style-name="ro24">
          <table:table-cell table:style-name="ce22" table:formula="oooc:=[.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24">
          <table:table-cell table:style-name="ce22" table:formula="oooc:=[.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14]+1" office:value-type="float" office:value="112">
            <text:p>112</text:p>
          </table:table-cell>
          <table:table-cell table:number-columns-repeated="2"/>
          <table:table-cell table:style-name="ce23" table:number-columns-repeated="3"/>
          <table:table-cell table:number-columns-repeated="1018"/>
        </table:table-row>
        <table:table-row table:style-name="ro24">
          <table:table-cell table:style-name="ce22" table:formula="oooc:=[.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24">
          <table:table-cell table:style-name="ce22" table:formula="oooc:=[.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24">
          <table:table-cell table:style-name="ce22" table:formula="oooc:=[.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24">
          <table:table-cell table:style-name="ce22" table:formula="oooc:=[.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24">
          <table:table-cell table:style-name="ce22" table:formula="oooc:=[.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24">
          <table:table-cell table:style-name="ce22" table:formula="oooc:=[.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24">
          <table:table-cell table:style-name="ce22" table:formula="oooc:=[.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24">
          <table:table-cell table:style-name="ce22" table:formula="oooc:=[.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24">
          <table:table-cell table:style-name="ce22" table:formula="oooc:=[.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24">
          <table:table-cell table:style-name="ce22" table:formula="oooc:=[.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24">
          <table:table-cell table:style-name="ce22" table:formula="oooc:=[.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24">
          <table:table-cell table:style-name="ce22" table:formula="oooc:=[.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24">
          <table:table-cell table:style-name="ce22" table:formula="oooc:=[.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24">
          <table:table-cell table:style-name="ce22" table:formula="oooc:=[.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24">
          <table:table-cell table:style-name="ce22" table:formula="oooc:=[.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24">
          <table:table-cell table:style-name="ce22" table:formula="oooc:=[.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24">
          <table:table-cell table:style-name="ce22" table:formula="oooc:=[.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24">
          <table:table-cell table:style-name="ce22" table:formula="oooc:=[.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24">
          <table:table-cell table:style-name="ce22" table:formula="oooc:=[.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24">
          <table:table-cell table:style-name="ce22" table:formula="oooc:=[.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24">
          <table:table-cell table:style-name="ce22" table:formula="oooc:=[.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24">
          <table:table-cell table:style-name="ce22" table:formula="oooc:=[.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24">
          <table:table-cell table:style-name="ce22" table:formula="oooc:=[.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24">
          <table:table-cell table:style-name="ce22" table:formula="oooc:=[.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24">
          <table:table-cell table:style-name="ce22" table:formula="oooc:=[.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24">
          <table:table-cell table:style-name="ce22" table:formula="oooc:=[.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24">
          <table:table-cell table:style-name="ce22" table:formula="oooc:=[.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24">
          <table:table-cell table:style-name="ce22" table:formula="oooc:=[.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24">
          <table:table-cell table:style-name="ce22" table:formula="oooc:=[.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24">
          <table:table-cell table:style-name="ce22" table:formula="oooc:=[.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24">
          <table:table-cell table:style-name="ce22" table:formula="oooc:=[.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24">
          <table:table-cell table:style-name="ce22" table:formula="oooc:=[.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24">
          <table:table-cell table:style-name="ce22" table:formula="oooc:=[.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24">
          <table:table-cell table:style-name="ce22" table:formula="oooc:=[.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24">
          <table:table-cell table:style-name="ce22" table:formula="oooc:=[.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24">
          <table:table-cell table:style-name="ce22" table:formula="oooc:=[.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24">
          <table:table-cell table:style-name="ce22" table:formula="oooc:=[.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24">
          <table:table-cell table:style-name="ce22" table:formula="oooc:=[.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24">
          <table:table-cell table:style-name="ce22" table:formula="oooc:=[.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24">
          <table:table-cell table:style-name="ce22" table:formula="oooc:=[.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24">
          <table:table-cell table:style-name="ce22" table:formula="oooc:=[.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24">
          <table:table-cell table:style-name="ce22" table:formula="oooc:=[.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24">
          <table:table-cell table:style-name="ce22" table:formula="oooc:=[.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24">
          <table:table-cell table:style-name="ce22" table:formula="oooc:=[.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24">
          <table:table-cell table:style-name="ce22" table:formula="oooc:=[.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24">
          <table:table-cell table:style-name="ce22" table:formula="oooc:=[.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24">
          <table:table-cell table:style-name="ce22" table:formula="oooc:=[.A162]+1" office:value-type="float" office:value="160">
            <text:p>160</text:p>
          </table:table-cell>
          <table:table-cell table:number-columns-repeated="2"/>
          <table:table-cell table:style-name="ce23" table:number-columns-repeated="3"/>
          <table:table-cell table:number-columns-repeated="1018"/>
        </table:table-row>
        <table:table-row table:style-name="ro24">
          <table:table-cell table:style-name="ce22" table:formula="oooc:=[.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24">
          <table:table-cell table:style-name="ce22" table:formula="oooc:=[.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24">
          <table:table-cell table:style-name="ce22" table:formula="oooc:=[.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24">
          <table:table-cell table:style-name="ce22" table:formula="oooc:=[.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24">
          <table:table-cell table:style-name="ce22" table:formula="oooc:=[.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24">
          <table:table-cell table:style-name="ce22" table:formula="oooc:=[.A169]+1" office:value-type="float" office:value="167">
            <text:p>167</text:p>
          </table:table-cell>
          <table:table-cell table:number-columns-repeated="2"/>
          <table:table-cell table:style-name="ce23" table:number-columns-repeated="3"/>
          <table:table-cell table:number-columns-repeated="1018"/>
        </table:table-row>
        <table:table-row table:style-name="ro24">
          <table:table-cell table:style-name="ce22" table:formula="oooc:=[.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24">
          <table:table-cell table:style-name="ce22" table:formula="oooc:=[.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24">
          <table:table-cell table:style-name="ce22" table:formula="oooc:=[.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24">
          <table:table-cell table:style-name="ce22" table:formula="oooc:=[.A173]+1" office:value-type="float" office:value="171">
            <text:p>171</text:p>
          </table:table-cell>
          <table:table-cell table:number-columns-repeated="2"/>
          <table:table-cell table:style-name="ce23" table:number-columns-repeated="3"/>
          <table:table-cell table:number-columns-repeated="1018"/>
        </table:table-row>
        <table:table-row table:style-name="ro24">
          <table:table-cell table:style-name="ce22" table:formula="oooc:=[.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24">
          <table:table-cell table:style-name="ce22" table:formula="oooc:=[.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24">
          <table:table-cell table:style-name="ce22" table:formula="oooc:=[.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24">
          <table:table-cell table:style-name="ce22" table:formula="oooc:=[.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24">
          <table:table-cell table:style-name="ce22" table:formula="oooc:=[.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24">
          <table:table-cell table:style-name="ce22" table:formula="oooc:=[.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4">
          <table:table-cell table:style-name="ce22" table:formula="oooc:=[.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24">
          <table:table-cell table:style-name="ce22" table:formula="oooc:=[.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24">
          <table:table-cell table:style-name="ce22" table:formula="oooc:=[.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24">
          <table:table-cell table:style-name="ce22" table:formula="oooc:=[.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24">
          <table:table-cell table:style-name="ce22" table:formula="oooc:=[.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24">
          <table:table-cell table:style-name="ce22" table:formula="oooc:=[.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24">
          <table:table-cell table:style-name="ce22" table:formula="oooc:=[.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24">
          <table:table-cell table:style-name="ce22" table:formula="oooc:=[.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24">
          <table:table-cell table:style-name="ce22" table:formula="oooc:=[.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24">
          <table:table-cell table:style-name="ce22" table:formula="oooc:=[.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24">
          <table:table-cell table:style-name="ce22" table:formula="oooc:=[.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24">
          <table:table-cell table:style-name="ce22" table:formula="oooc:=[.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24">
          <table:table-cell table:style-name="ce22" table:formula="oooc:=[.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24">
          <table:table-cell table:style-name="ce22" table:formula="oooc:=[.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24">
          <table:table-cell table:style-name="ce22" table:formula="oooc:=[.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24">
          <table:table-cell table:style-name="ce22" table:formula="oooc:=[.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24">
          <table:table-cell table:style-name="ce22" table:formula="oooc:=[.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24">
          <table:table-cell table:style-name="ce22" table:formula="oooc:=[.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24">
          <table:table-cell table:style-name="ce22" table:formula="oooc:=[.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24">
          <table:table-cell table:style-name="ce22" table:formula="oooc:=[.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24">
          <table:table-cell table:style-name="ce22" table:formula="oooc:=[.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24">
          <table:table-cell table:style-name="ce22" table:formula="oooc:=[.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24">
          <table:table-cell table:style-name="ce22" table:formula="oooc:=[.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24">
          <table:table-cell table:style-name="ce22" table:formula="oooc:=[.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24">
          <table:table-cell table:style-name="ce22" table:formula="oooc:=[.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24">
          <table:table-cell table:style-name="ce22" table:formula="oooc:=[.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24">
          <table:table-cell table:style-name="ce22" table:formula="oooc:=[.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24">
          <table:table-cell table:style-name="ce22" table:formula="oooc:=[.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24">
          <table:table-cell table:style-name="ce22" table:formula="oooc:=[.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24">
          <table:table-cell table:style-name="ce22" table:formula="oooc:=[.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24">
          <table:table-cell table:style-name="ce22" table:formula="oooc:=[.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24">
          <table:table-cell table:style-name="ce22" table:formula="oooc:=[.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24">
          <table:table-cell table:style-name="ce22" table:formula="oooc:=[.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24">
          <table:table-cell table:style-name="ce22" table:formula="oooc:=[.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24">
          <table:table-cell table:style-name="ce22" table:formula="oooc:=[.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24">
          <table:table-cell table:style-name="ce22" table:formula="oooc:=[.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24">
          <table:table-cell table:style-name="ce22" table:formula="oooc:=[.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24">
          <table:table-cell table:style-name="ce22" table:formula="oooc:=[.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24">
          <table:table-cell table:style-name="ce22" table:formula="oooc:=[.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24">
          <table:table-cell table:style-name="ce22" table:formula="oooc:=[.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24">
          <table:table-cell table:style-name="ce22" table:formula="oooc:=[.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24">
          <table:table-cell table:style-name="ce22" table:formula="oooc:=[.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24">
          <table:table-cell table:style-name="ce22" table:formula="oooc:=[.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24">
          <table:table-cell table:style-name="ce22" table:formula="oooc:=[.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24">
          <table:table-cell table:style-name="ce22" table:formula="oooc:=[.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24">
          <table:table-cell table:style-name="ce22" table:formula="oooc:=[.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24">
          <table:table-cell table:style-name="ce22" table:formula="oooc:=[.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24">
          <table:table-cell table:style-name="ce22" table:formula="oooc:=[.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24">
          <table:table-cell table:style-name="ce22" table:formula="oooc:=[.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24">
          <table:table-cell table:style-name="ce22" table:formula="oooc:=[.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24">
          <table:table-cell table:style-name="ce22" table:formula="oooc:=[.A235]+1" office:value-type="float" office:value="233">
            <text:p>233</text:p>
          </table:table-cell>
          <table:table-cell table:number-columns-repeated="2"/>
          <table:table-cell table:style-name="ce23" table:number-columns-repeated="3"/>
          <table:table-cell table:number-columns-repeated="1018"/>
        </table:table-row>
        <table:table-row table:style-name="ro24">
          <table:table-cell table:style-name="ce22" table:formula="oooc:=[.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24">
          <table:table-cell table:style-name="ce22" table:formula="oooc:=[.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24">
          <table:table-cell table:style-name="ce22" table:formula="oooc:=[.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24">
          <table:table-cell table:style-name="ce22" table:formula="oooc:=[.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24">
          <table:table-cell table:style-name="ce22" table:formula="oooc:=[.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24">
          <table:table-cell table:style-name="ce22" table:formula="oooc:=[.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24">
          <table:table-cell table:style-name="ce22" table:formula="oooc:=[.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24">
          <table:table-cell table:style-name="ce22" table:formula="oooc:=[.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24">
          <table:table-cell table:style-name="ce22" table:formula="oooc:=[.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24">
          <table:table-cell table:style-name="ce22" table:formula="oooc:=[.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24">
          <table:table-cell table:style-name="ce22" table:formula="oooc:=[.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24">
          <table:table-cell table:style-name="ce22" table:formula="oooc:=[.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49]+1" office:value-type="float" office:value="247">
            <text:p>247</text:p>
          </table:table-cell>
          <table:table-cell table:number-columns-repeated="2"/>
          <table:table-cell table:style-name="ce23" table:number-columns-repeated="3"/>
          <table:table-cell table:number-columns-repeated="1018"/>
        </table:table-row>
        <table:table-row table:style-name="ro24">
          <table:table-cell table:style-name="ce22" table:formula="oooc:=[.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24">
          <table:table-cell table:style-name="ce22" table:formula="oooc:=[.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24">
          <table:table-cell table:style-name="ce22" table:formula="oooc:=[.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24">
          <table:table-cell table:style-name="ce22" table:formula="oooc:=[.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24">
          <table:table-cell table:style-name="ce22" table:formula="oooc:=[.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24">
          <table:table-cell table:style-name="ce22" table:formula="oooc:=[.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24">
          <table:table-cell table:style-name="ce22" table:formula="oooc:=[.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24">
          <table:table-cell table:style-name="ce22" table:formula="oooc:=[.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24">
          <table:table-cell table:style-name="ce22" table:formula="oooc:=[.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24">
          <table:table-cell table:style-name="ce22" table:formula="oooc:=[.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24">
          <table:table-cell table:style-name="ce22" table:formula="oooc:=[.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24">
          <table:table-cell table:style-name="ce22" table:formula="oooc:=[.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24">
          <table:table-cell table:style-name="ce22" table:formula="oooc:=[.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24">
          <table:table-cell table:style-name="ce22" table:formula="oooc:=[.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24">
          <table:table-cell table:style-name="ce22" table:formula="oooc:=[.A265]+1" office:value-type="float" office:value="263">
            <text:p>263</text:p>
          </table:table-cell>
          <table:table-cell table:number-columns-repeated="2"/>
          <table:table-cell table:style-name="ce23" table:number-columns-repeated="3"/>
          <table:table-cell table:number-columns-repeated="1018"/>
        </table:table-row>
        <table:table-row table:style-name="ro24">
          <table:table-cell table:style-name="ce22" table:formula="oooc:=[.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24">
          <table:table-cell table:style-name="ce22" table:formula="oooc:=[.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24">
          <table:table-cell table:style-name="ce22" table:formula="oooc:=[.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24">
          <table:table-cell table:style-name="ce22" table:formula="oooc:=[.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24">
          <table:table-cell table:style-name="ce22" table:formula="oooc:=[.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24">
          <table:table-cell table:style-name="ce22" table:formula="oooc:=[.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24">
          <table:table-cell table:style-name="ce22" table:formula="oooc:=[.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24">
          <table:table-cell table:style-name="ce22" table:formula="oooc:=[.A273]+1" office:value-type="float" office:value="271">
            <text:p>271</text:p>
          </table:table-cell>
          <table:table-cell table:number-columns-repeated="2"/>
          <table:table-cell table:style-name="ce23" table:number-columns-repeated="3"/>
          <table:table-cell table:number-columns-repeated="1018"/>
        </table:table-row>
        <table:table-row table:style-name="ro24">
          <table:table-cell table:style-name="ce22" table:formula="oooc:=[.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24">
          <table:table-cell table:style-name="ce22" table:formula="oooc:=[.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24">
          <table:table-cell table:style-name="ce22" table:formula="oooc:=[.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24">
          <table:table-cell table:style-name="ce22" table:formula="oooc:=[.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24">
          <table:table-cell table:style-name="ce22" table:formula="oooc:=[.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24">
          <table:table-cell table:style-name="ce22" table:formula="oooc:=[.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24">
          <table:table-cell table:style-name="ce22" table:formula="oooc:=[.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24">
          <table:table-cell table:style-name="ce22" table:formula="oooc:=[.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24">
          <table:table-cell table:style-name="ce22" table:formula="oooc:=[.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24">
          <table:table-cell table:style-name="ce22" table:formula="oooc:=[.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24">
          <table:table-cell table:style-name="ce22" table:formula="oooc:=[.A285]+1" office:value-type="float" office:value="283">
            <text:p>283</text:p>
          </table:table-cell>
          <table:table-cell table:number-columns-repeated="2"/>
          <table:table-cell table:style-name="ce23" table:number-columns-repeated="3"/>
          <table:table-cell table:number-columns-repeated="1018"/>
        </table:table-row>
        <table:table-row table:style-name="ro24">
          <table:table-cell table:style-name="ce22" table:formula="oooc:=[.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24">
          <table:table-cell table:style-name="ce22" table:formula="oooc:=[.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24">
          <table:table-cell table:style-name="ce22" table:formula="oooc:=[.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24">
          <table:table-cell table:style-name="ce22" table:formula="oooc:=[.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24">
          <table:table-cell table:style-name="ce22" table:formula="oooc:=[.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24">
          <table:table-cell table:style-name="ce22" table:formula="oooc:=[.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24">
          <table:table-cell table:style-name="ce22" table:formula="oooc:=[.A292]+1" office:value-type="float" office:value="290">
            <text:p>290</text:p>
          </table:table-cell>
          <table:table-cell table:number-columns-repeated="2"/>
          <table:table-cell table:style-name="ce23" table:number-columns-repeated="3"/>
          <table:table-cell table:number-columns-repeated="1018"/>
        </table:table-row>
        <table:table-row table:style-name="ro24">
          <table:table-cell table:style-name="ce22" table:formula="oooc:=[.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24">
          <table:table-cell table:style-name="ce22" table:formula="oooc:=[.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24">
          <table:table-cell table:style-name="ce22" table:formula="oooc:=[.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24">
          <table:table-cell table:style-name="ce22" table:formula="oooc:=[.A296]+1" office:value-type="float" office:value="294">
            <text:p>294</text:p>
          </table:table-cell>
          <table:table-cell table:number-columns-repeated="2"/>
          <table:table-cell table:style-name="ce23" table:number-columns-repeated="3"/>
          <table:table-cell table:number-columns-repeated="1018"/>
        </table:table-row>
        <table:table-row table:style-name="ro24">
          <table:table-cell table:style-name="ce22" table:formula="oooc:=[.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24">
          <table:table-cell table:style-name="ce22" table:formula="oooc:=[.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24">
          <table:table-cell table:style-name="ce22" table:formula="oooc:=[.A299]+1" office:value-type="float" office:value="297">
            <text:p>297</text:p>
          </table:table-cell>
          <table:table-cell table:number-columns-repeated="2"/>
          <table:table-cell table:style-name="ce23" table:number-columns-repeated="3"/>
          <table:table-cell table:number-columns-repeated="1018"/>
        </table:table-row>
        <table:table-row table:style-name="ro24">
          <table:table-cell table:style-name="ce22" table:formula="oooc:=[.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24">
          <table:table-cell table:style-name="ce22" table:formula="oooc:=[.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24">
          <table:table-cell table:style-name="ce22" table:formula="oooc:=[.A302]+1" office:value-type="float" office:value="300">
            <text:p>300</text:p>
          </table:table-cell>
          <table:table-cell table:number-columns-repeated="2"/>
          <table:table-cell table:style-name="ce23" table:number-columns-repeated="3"/>
          <table:table-cell table:number-columns-repeated="1018"/>
        </table:table-row>
        <table:table-row table:style-name="ro24">
          <table:table-cell table:style-name="ce22" table:formula="oooc:=[.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24">
          <table:table-cell table:style-name="ce22" table:formula="oooc:=[.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24">
          <table:table-cell table:style-name="ce22" table:formula="oooc:=[.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24">
          <table:table-cell table:style-name="ce22" table:formula="oooc:=[.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24">
          <table:table-cell table:style-name="ce22" table:formula="oooc:=[.A307]+1" office:value-type="float" office:value="305">
            <text:p>305</text:p>
          </table:table-cell>
          <table:table-cell table:number-columns-repeated="2"/>
          <table:table-cell table:style-name="ce23" table:number-columns-repeated="3"/>
          <table:table-cell table:number-columns-repeated="1018"/>
        </table:table-row>
        <table:table-row table:style-name="ro24">
          <table:table-cell table:style-name="ce22" table:formula="oooc:=[.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24">
          <table:table-cell table:style-name="ce22" table:formula="oooc:=[.A309]+1" office:value-type="float" office:value="307">
            <text:p>307</text:p>
          </table:table-cell>
          <table:table-cell table:number-columns-repeated="2"/>
          <table:table-cell table:style-name="ce23" table:number-columns-repeated="3"/>
          <table:table-cell table:number-columns-repeated="1018"/>
        </table:table-row>
        <table:table-row table:style-name="ro24">
          <table:table-cell table:style-name="ce22" table:formula="oooc:=[.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24">
          <table:table-cell table:style-name="ce22" table:formula="oooc:=[.A311]+1" office:value-type="float" office:value="309">
            <text:p>309</text:p>
          </table:table-cell>
          <table:table-cell table:number-columns-repeated="2"/>
          <table:table-cell table:style-name="ce23" table:number-columns-repeated="3"/>
          <table:table-cell table:number-columns-repeated="1018"/>
        </table:table-row>
        <table:table-row table:style-name="ro24">
          <table:table-cell table:style-name="ce22" table:formula="oooc:=[.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24">
          <table:table-cell table:style-name="ce22" table:formula="oooc:=[.A313]+1" office:value-type="float" office:value="311">
            <text:p>311</text:p>
          </table:table-cell>
          <table:table-cell table:number-columns-repeated="2"/>
          <table:table-cell table:style-name="ce23" table:number-columns-repeated="3"/>
          <table:table-cell table:number-columns-repeated="1018"/>
        </table:table-row>
        <table:table-row table:style-name="ro24">
          <table:table-cell table:style-name="ce22" table:formula="oooc:=[.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24">
          <table:table-cell table:style-name="ce22" table:formula="oooc:=[.A315]+1" office:value-type="float" office:value="313">
            <text:p>313</text:p>
          </table:table-cell>
          <table:table-cell table:number-columns-repeated="2"/>
          <table:table-cell table:style-name="ce23" table:number-columns-repeated="3"/>
          <table:table-cell table:number-columns-repeated="1018"/>
        </table:table-row>
        <table:table-row table:style-name="ro24">
          <table:table-cell table:style-name="ce22" table:formula="oooc:=[.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24">
          <table:table-cell table:style-name="ce22" table:formula="oooc:=[.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3">03/06/2009</text:date>, <text:time>08:38:13</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1$Linux OpenOffice.org_project/310m11$Build-9399</meta:generator>
    <meta:initial-creator>Giuseppe Castagno</meta:initial-creator>
    <meta:editing-cycles>817</meta:editing-cycles>
    <meta:creation-date>2008-05-04T10:18:05</meta:creation-date>
    <dc:date>2009-06-03T08:38:13</dc:date>
    <dc:creator>Giuseppe Castagno</dc:creator>
    <meta:editing-duration>PT48H56M46S</meta:editing-duration>
    <meta:document-statistic meta:table-count="6" meta:cell-count="1447"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